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ed49"/>
    </style:style>
    <style:style style:name="P2" style:family="paragraph" style:parent-style-name="Standard">
      <style:text-properties officeooo:rsid="0013ed49" officeooo:paragraph-rsid="001a852a"/>
    </style:style>
    <style:style style:name="P3" style:family="paragraph" style:parent-style-name="Standard">
      <style:text-properties officeooo:rsid="001558ea"/>
    </style:style>
    <style:style style:name="P4" style:family="paragraph" style:parent-style-name="Standard">
      <style:text-properties officeooo:rsid="001558ea" officeooo:paragraph-rsid="001558ea"/>
    </style:style>
    <style:style style:name="P5" style:family="paragraph" style:parent-style-name="Standard">
      <style:text-properties officeooo:rsid="001558ea" officeooo:paragraph-rsid="00172fc1"/>
    </style:style>
    <style:style style:name="P6" style:family="paragraph" style:parent-style-name="Standard">
      <style:text-properties officeooo:rsid="001558ea" officeooo:paragraph-rsid="001cbcf1"/>
    </style:style>
    <style:style style:name="P7" style:family="paragraph" style:parent-style-name="Standard">
      <style:text-properties officeooo:rsid="00172fc1" officeooo:paragraph-rsid="00172fc1"/>
    </style:style>
    <style:style style:name="P8" style:family="paragraph" style:parent-style-name="Standard">
      <style:text-properties officeooo:rsid="00172fc1" officeooo:paragraph-rsid="001cbcf1"/>
    </style:style>
    <style:style style:name="P9" style:family="paragraph" style:parent-style-name="Standard">
      <style:text-properties officeooo:rsid="00179490" officeooo:paragraph-rsid="00179490"/>
    </style:style>
    <style:style style:name="P10" style:family="paragraph" style:parent-style-name="Standard">
      <style:text-properties officeooo:rsid="00192d58" officeooo:paragraph-rsid="00179490"/>
    </style:style>
    <style:style style:name="P11" style:family="paragraph" style:parent-style-name="Standard">
      <style:text-properties officeooo:rsid="00192d58" officeooo:paragraph-rsid="00192d58"/>
    </style:style>
    <style:style style:name="P12" style:family="paragraph" style:parent-style-name="Standard">
      <style:text-properties officeooo:rsid="001a852a" officeooo:paragraph-rsid="001a852a"/>
    </style:style>
    <style:style style:name="P13" style:family="paragraph" style:parent-style-name="Standard">
      <style:text-properties officeooo:rsid="001c5d41" officeooo:paragraph-rsid="001c5d41"/>
    </style:style>
    <style:style style:name="T1" style:family="text">
      <style:text-properties officeooo:rsid="0019a2ac"/>
    </style:style>
    <style:style style:name="T2" style:family="text">
      <style:text-properties officeooo:rsid="001a852a"/>
    </style:style>
    <style:style style:name="T3" style:family="text">
      <style:text-properties officeooo:rsid="001c5d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story I am going to tell today is a personal one. I am related to republicans. I am also related to democrats. And they get into fights about the budget. And at some point I believe neither has any idea what they are talking about. So I decided I was going to stop the fighting in my family and explain to everyone what is really happening with the budget. Specifically, I wanted to answer <text:span text:style-name="T2">two</text:span> question<text:span text:style-name="T2">s</text:span></text:p>
      <text:p text:style-name="P2"><text:span text:style-name="T2">1.</text:span> <text:span text:style-name="T2">W</text:span>hether cutting foreign aid would make a difference.</text:p>
      <text:p text:style-name="P12">2. If corporations are being '<text:span text:style-name="T3">vicitimized'</text:span> <text:span text:style-name="T3">in</text:span> the US due to strong taxation.</text:p>
      <text:p text:style-name="P1"/>
      <text:p text:style-name="P9">I then went to google, as it is my friend, and typed in government spending. That brought me to this website pretty quickly. In trying to understand the pie chart, I wondered what 'Pensions' were, at almost a quarter of the total spending for 2015. I was quite shocked that government employees are getting so much in pensions and it is somehow coming from our tax money!</text:p>
      <text:p text:style-name="P9"/>
      <text:p text:style-name="P9">So I investigated further and discovered that the creator of the website was referring to social security as pensions!</text:p>
      <text:p text:style-name="P9"><text:a xlink:type="simple" xlink:href="http://www.wisegeek.org/what-is-the-difference-between-a-pension-and-social-security.htm" text:style-name="Internet_20_link" text:visited-style-name="Visited_20_Internet_20_Link">http://www.wisegeek.org/what-is-the-difference-between-a-pension-and-social-security.htm</text:a></text:p>
      <text:p text:style-name="P9">This is just wrong.</text:p>
      <text:p text:style-name="P10"/>
      <text:p text:style-name="P9">The git hub account is split into 3 csv's. Receipts – money the government gets by being a sovereign power <text:span text:style-name="T3">(governmental receipts)</text:span>. Outlays – generally speaking, money the government has actually spent. Budget authority is the amount Congress has approved to be spent. </text:p>
      <text:p text:style-name="P9"/>
      <text:p text:style-name="P11">So let's look at social security. How is that money coming in? Through social security taxes. Which accounts does it go to?(pick 1967). The trust funds. How has it changed over the years? (pick 1982). <text:span text:style-name="T1">[</text:span>Plot below. First without and then with adjusted for inflation.<text:span text:style-name="T1">]</text:span></text:p>
      <text:p text:style-name="P12">We see is that corporations aren't victims.</text:p>
      <text:p text:style-name="P9"/>
      <text:p text:style-name="P13">Now let's look at outlays. The interesting thing I learned about outlays is that negative outlays are earnings from the government 'doing business' – selling goods or services to the public. So, cash inflows offset government activities. For example, postage stamps. (There is a small amount of misclassification due to laws and traditions). Total outlays minus offsetting receipts equals net outlay and is what is used to determine deficit or surplus.</text:p>
      <text:p text:style-name="P3"/>
      <text:p text:style-name="P8">Compare NIH with:</text:p>
      <text:p text:style-name="P6">Overseas Humanitarian, Disaster, and Civic Aid</text:p>
      <text:p text:style-name="P6">International development and humanitarian assistance</text:p>
      <text:p text:style-name="P3"/>
      <text:p text:style-name="P7">2010 = Haiti</text:p>
      <text:p text:style-name="P7">2013 = Fukushima</text:p>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5T07:18:20.321020000</meta:creation-date>
    <dc:date>2015-07-15T14:04:32.574758000</dc:date>
    <meta:editing-duration>PT49M51S</meta:editing-duration>
    <meta:editing-cycles>7</meta:editing-cycles>
    <meta:generator>LibreOffice/4.4.3.2$MacOSX_X86_64 LibreOffice_project/88805f81e9fe61362df02b9941de8e38a9b5fd16</meta:generator>
    <meta:document-statistic meta:table-count="0" meta:image-count="0" meta:object-count="0" meta:page-count="1" meta:paragraph-count="16" meta:word-count="373" meta:character-count="2308" meta:non-whitespace-character-count="1947"/>
  </office:meta>
</office:document-meta>
</file>